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0dfcd9" officeooo:paragraph-rsid="000dfcd9"/>
    </style:style>
    <style:style style:name="P2" style:family="paragraph" style:parent-style-name="Preformatted_20_Text">
      <style:paragraph-properties fo:margin-top="0in" fo:margin-bottom="0.0972in" style:contextual-spacing="false" fo:line-height="115%"/>
      <style:text-properties officeooo:rsid="000dfcd9"/>
    </style:style>
    <style:style style:name="P3" style:family="paragraph" style:parent-style-name="Text_20_body">
      <style:text-properties officeooo:rsid="000dfcd9"/>
    </style:style>
    <style:style style:name="P4" style:family="paragraph" style:parent-style-name="Horizontal_20_Line">
      <style:paragraph-properties fo:margin-top="0in" fo:margin-bottom="0.0972in" style:contextual-spacing="false" fo:line-height="115%"/>
      <style:text-properties officeooo:rsid="000dfcd9"/>
    </style:style>
    <style:style style:name="P5" style:family="paragraph" style:parent-style-name="Heading_20_3">
      <style:paragraph-properties fo:margin-top="0in" fo:margin-bottom="0.0972in" style:contextual-spacing="false" fo:line-height="115%"/>
      <style:text-properties officeooo:rsid="000dfcd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text:span text:style-name="Source_20_Text"># MK1 — Project Explainer</text:span></text:p>
      <text:p text:style-name="P2"/>
      <text:p text:style-name="P2"><text:span text:style-name="Source_20_Text">This file orients coding agents and contributors to the MK1 system.</text:span></text:p>
      <text:p text:style-name="P2"/>
      <text:p text:style-name="P2"><text:span text:style-name="Source_20_Text">Read this file before making changes.</text:span></text:p>
      <text:p text:style-name="P2"/>
      <text:p text:style-name="P2"><text:span text:style-name="Source_20_Text">---</text:span></text:p>
      <text:p text:style-name="P2"/>
      <text:p text:style-name="P2"><text:span text:style-name="Source_20_Text"># What MK1 Is</text:span></text:p>
      <text:p text:style-name="P2"/>
      <text:p text:style-name="P2"><text:span text:style-name="Source_20_Text">MK1 is a **deterministic Modular Expert System (MES)** designed for:</text:span></text:p>
      <text:p text:style-name="P2"/>
      <text:p text:style-name="P2"><text:span text:style-name="Source_20_Text">- document ingestion</text:span></text:p>
      <text:p text:style-name="P2"><text:span text:style-name="Source_20_Text">- structured artifact generation</text:span></text:p>
      <text:p text:style-name="P2"><text:span text:style-name="Source_20_Text">- deterministic search context retrieval</text:span></text:p>
      <text:p text:style-name="P2"><text:span text:style-name="Source_20_Text">- inspectable pipelines</text:span></text:p>
      <text:p text:style-name="P2"/>
      <text:p text:style-name="P2"><text:span text:style-name="Source_20_Text">The system is intentionally **not agentic**.</text:span></text:p>
      <text:p text:style-name="P2"/>
      <text:p text:style-name="P2"><text:span text:style-name="Source_20_Text">All behavior is implemented through **modular experts connected by deterministic pipelines**.</text:span></text:p>
      <text:p text:style-name="P2"/>
      <text:p text:style-name="P2"><text:span text:style-name="Source_20_Text">Every stage produces **structured artifacts** that can be inspected, persisted, and replayed.</text:span></text:p>
      <text:p text:style-name="P2"/>
      <text:p text:style-name="P2"><text:span text:style-name="Source_20_Text">---</text:span></text:p>
      <text:p text:style-name="P2"/>
      <text:p text:style-name="P2"><text:span text:style-name="Source_20_Text"># Core Design Principles</text:span></text:p>
      <text:p text:style-name="P2"/>
      <text:p text:style-name="P2"><text:span text:style-name="Source_20_Text">MK1 follows five architectural principles.</text:span></text:p>
      <text:p text:style-name="P2"/>
      <text:p text:style-name="P2"><text:span text:style-name="Source_20_Text">1. **Deterministic Execution**</text:span></text:p>
      <text:p text:style-name="P2"/>
      <text:p text:style-name="P2"><text:soft-page-break/><text:span text:style-name="Source_20_Text">Pipelines must produce identical outputs given identical inputs.</text:span></text:p>
      <text:p text:style-name="P2"/>
      <text:p text:style-name="P2"><text:span text:style-name="Source_20_Text">2. **Artifact-Driven Architecture**</text:span></text:p>
      <text:p text:style-name="P2"/>
      <text:p text:style-name="P2"><text:span text:style-name="Source_20_Text">Every stage outputs a structured artifact that can be inspected.</text:span></text:p>
      <text:p text:style-name="P2"/>
      <text:p text:style-name="P2"><text:span text:style-name="Source_20_Text">3. **Modular Experts**</text:span></text:p>
      <text:p text:style-name="P2"/>
      <text:p text:style-name="P2"><text:span text:style-name="Source_20_Text">Each expert performs one bounded responsibility.</text:span></text:p>
      <text:p text:style-name="P2"/>
      <text:p text:style-name="P2"><text:span text:style-name="Source_20_Text">4. **Strong Observability**</text:span></text:p>
      <text:p text:style-name="P2"/>
      <text:p text:style-name="P2"><text:span text:style-name="Source_20_Text">Artifacts must allow debugging of every stage.</text:span></text:p>
      <text:p text:style-name="P2"/>
      <text:p text:style-name="P2"><text:span text:style-name="Source_20_Text">5. **Evaluation-Driven Development**</text:span></text:p>
      <text:p text:style-name="P2"/>
      <text:p text:style-name="P2"><text:span text:style-name="Source_20_Text">System improvements are validated through evaluation artifacts.</text:span></text:p>
      <text:p text:style-name="P2"/>
      <text:p text:style-name="P2"><text:span text:style-name="Source_20_Text">---</text:span></text:p>
      <text:p text:style-name="P2"/>
      <text:p text:style-name="P2"><text:span text:style-name="Source_20_Text"># Non-Negotiable Architectural Invariants</text:span></text:p>
      <text:p text:style-name="P2"/>
      <text:p text:style-name="P2"><text:span text:style-name="Source_20_Text">These rules **must not be violated**.</text:span></text:p>
      <text:p text:style-name="P2"/>
      <text:p text:style-name="P2"><text:span text:style-name="Source_20_Text">See:</text:span></text:p>
      <text:p text:style-name="P2"/>
      <text:p text:style-name="P3">arch_invariants.md</text:p>
      <text:p text:style-name="P2"/>
      <text:p text:style-name="P2"><text:span text:style-name="Source_20_Text">Key invariants include:</text:span></text:p>
      <text:p text:style-name="P2"/>
      <text:p text:style-name="P2"><text:span text:style-name="Source_20_Text">- No hidden state</text:span></text:p>
      <text:p text:style-name="P2"><text:span text:style-name="Source_20_Text">- No agentic runtime behavior</text:span></text:p>
      <text:p text:style-name="P2"><text:span text:style-name="Source_20_Text">- Pipelines must remain deterministic</text:span></text:p>
      <text:p text:style-name="P2"><text:span text:style-name="Source_20_Text">- Experts must remain modular and bounded</text:span></text:p>
      <text:p text:style-name="P2"><text:soft-page-break/><text:span text:style-name="Source_20_Text">- Artifacts must remain inspectable</text:span></text:p>
      <text:p text:style-name="P2"><text:span text:style-name="Source_20_Text">- The system must remain debuggable</text:span></text:p>
      <text:p text:style-name="P2"/>
      <text:p text:style-name="P2"><text:span text:style-name="Source_20_Text">If a change risks violating these rules, stop and reconsider the approach.</text:span></text:p>
      <text:p text:style-name="P2"/>
      <text:p text:style-name="P2"><text:span text:style-name="Source_20_Text">---</text:span></text:p>
      <text:p text:style-name="P2"/>
      <text:p text:style-name="P2"><text:span text:style-name="Source_20_Text"># High-Level System Architecture</text:span></text:p>
      <text:p text:style-name="P2"/>
      <text:p text:style-name="P2"><text:span text:style-name="Source_20_Text">MK1 is composed of deterministic pipelines built from experts.</text:span></text:p>
      <text:p text:style-name="P2"/>
      <text:p text:style-name="P2"><text:span text:style-name="Source_20_Text">## Ingestion Pipeline</text:span></text:p>
      <text:p text:style-name="P2"/>
      <text:p text:style-name="P3">source documents<text:line-break/>↓<text:line-break/>conversion_director<text:line-break/>↓<text:line-break/>FingerprintExpert<text:line-break/>↓<text:line-break/>ConversionRegistryExpert<text:line-break/>↓<text:line-break/>SearchContextDocumentExpert<text:line-break/>↓<text:line-break/>ChunkExpert</text:p>
      <text:p text:style-name="P2"/>
      <text:p text:style-name="P2"><text:span text:style-name="Source_20_Text">Artifacts produced:</text:span></text:p>
      <text:p text:style-name="P2"/>
      <text:p text:style-name="P2"><text:span text:style-name="Source_20_Text">- document inventory</text:span></text:p>
      <text:p text:style-name="P2"><text:span text:style-name="Source_20_Text">- fingerprints</text:span></text:p>
      <text:p text:style-name="P2"><text:span text:style-name="Source_20_Text">- registry entries</text:span></text:p>
      <text:p text:style-name="P2"><text:span text:style-name="Source_20_Text">- search context documents</text:span></text:p>
      <text:p text:style-name="P2"><text:span text:style-name="Source_20_Text">- chunks</text:span></text:p>
      <text:p text:style-name="P2"/>
      <text:p text:style-name="P2"><text:span text:style-name="Source_20_Text">---</text:span></text:p>
      <text:p text:style-name="P2"/>
      <text:p text:style-name="P2"><text:span text:style-name="Source_20_Text">## Query Pipeline</text:span></text:p>
      <text:p text:style-name="P2"><text:soft-page-break/></text:p>
      <text:p text:style-name="P3">query<text:line-break/>↓<text:line-break/>SearchContextQueryExpert<text:line-break/>↓<text:line-break/>BM25 lexical ranking<text:line-break/>↓<text:line-break/>context assembly<text:line-break/>↓<text:line-break/>deterministic evidence extraction</text:p>
      <text:p text:style-name="P2"/>
      <text:p text:style-name="P2"><text:span text:style-name="Source_20_Text">Artifacts produced:</text:span></text:p>
      <text:p text:style-name="P2"/>
      <text:p text:style-name="P2"><text:span text:style-name="Source_20_Text">- query_search_context</text:span></text:p>
      <text:p text:style-name="P2"><text:span text:style-name="Source_20_Text">- ranked_chunks</text:span></text:p>
      <text:p text:style-name="P2"><text:span text:style-name="Source_20_Text">- query_diagnostics</text:span></text:p>
      <text:p text:style-name="P2"/>
      <text:p text:style-name="P2"><text:span text:style-name="Source_20_Text">---</text:span></text:p>
      <text:p text:style-name="P2"/>
      <text:p text:style-name="P2"><text:span text:style-name="Source_20_Text"># Important Artifact Types</text:span></text:p>
      <text:p text:style-name="P2"/>
      <text:p text:style-name="P2"><text:span text:style-name="Source_20_Text">Artifacts are stored to allow inspection and replay.</text:span></text:p>
      <text:p text:style-name="P2"/>
      <text:p text:style-name="P3">search_context_document<text:line-break/>chunks<text:line-break/>query_search_context<text:line-break/>query_diagnostics</text:p>
      <text:p text:style-name="P2"/>
      <text:p text:style-name="P2"><text:span text:style-name="Source_20_Text">Artifacts are critical for debugging and evaluation.</text:span></text:p>
      <text:p text:style-name="P2"/>
      <text:p text:style-name="P2"><text:span text:style-name="Source_20_Text">---</text:span></text:p>
      <text:p text:style-name="P2"/>
      <text:p text:style-name="P2"><text:span text:style-name="Source_20_Text"># Current Development Focus</text:span></text:p>
      <text:p text:style-name="P2"/>
      <text:p text:style-name="P2"><text:span text:style-name="Source_20_Text">Current development is focused on **retrieval evaluation and hardening**.</text:span></text:p>
      <text:p text:style-name="P2"/>
      <text:p text:style-name="P2"><text:soft-page-break/><text:span text:style-name="Source_20_Text">Primary work areas:</text:span></text:p>
      <text:p text:style-name="P2"/>
      <text:p text:style-name="P3">tools/evaluate_queries.py<text:line-break/>retrieval diagnostics<text:line-break/>ranking quality improvements<text:line-break/>corpus scaling preparation</text:p>
      <text:p text:style-name="P2"/>
      <text:p text:style-name="P2"><text:span text:style-name="Source_20_Text">Architectural redesign is **not the goal**.</text:span></text:p>
      <text:p text:style-name="P2"/>
      <text:p text:style-name="P2"><text:span text:style-name="Source_20_Text">---</text:span></text:p>
      <text:p text:style-name="P2"/>
      <text:p text:style-name="P2"><text:span text:style-name="Source_20_Text"># Key Files</text:span></text:p>
      <text:p text:style-name="P2"/>
      <text:p text:style-name="P2"><text:span text:style-name="Source_20_Text">### Architectural Rules</text:span></text:p>
      <text:p text:style-name="P2"/>
      <text:p text:style-name="P3">arch_invariants.md</text:p>
      <text:p text:style-name="P2"/>
      <text:p text:style-name="P2"><text:span text:style-name="Source_20_Text">### Pipeline Directors</text:span></text:p>
      <text:p text:style-name="P2"/>
      <text:p text:style-name="P3">director/conversion_director.py</text:p>
      <text:p text:style-name="P2"/>
      <text:p text:style-name="P2"><text:span text:style-name="Source_20_Text">### Query Pipeline</text:span></text:p>
      <text:p text:style-name="P2"/>
      <text:p text:style-name="P3">query_search_context.py<text:line-break/>search_context_query_expert.py</text:p>
      <text:p text:style-name="P2"/>
      <text:p text:style-name="P2"><text:span text:style-name="Source_20_Text">### Chunk Generation</text:span></text:p>
      <text:p text:style-name="P2"/>
      <text:p text:style-name="P3">chunk_expert.py</text:p>
      <text:p text:style-name="P2"/>
      <text:p text:style-name="P2"><text:span text:style-name="Source_20_Text">### Retrieval Evaluation</text:span></text:p>
      <text:p text:style-name="P2"/>
      <text:p text:style-name="P3">tools/evaluate_queries.py</text:p>
      <text:p text:style-name="P2"/>
      <text:p text:style-name="P2"><text:soft-page-break/><text:span text:style-name="Source_20_Text">---</text:span></text:p>
      <text:p text:style-name="P2"/>
      <text:p text:style-name="P2"><text:span text:style-name="Source_20_Text"># Working Rules for Code Changes</text:span></text:p>
      <text:p text:style-name="P2"/>
      <text:p text:style-name="P2"><text:span text:style-name="Source_20_Text">When modifying the system:</text:span></text:p>
      <text:p text:style-name="P2"/>
      <text:p text:style-name="P2"><text:span text:style-name="Source_20_Text">1. Preserve deterministic behavior</text:span></text:p>
      <text:p text:style-name="P2"><text:span text:style-name="Source_20_Text">2. Preserve artifact generation</text:span></text:p>
      <text:p text:style-name="P2"><text:span text:style-name="Source_20_Text">3. Avoid architectural redesign</text:span></text:p>
      <text:p text:style-name="P2"><text:span text:style-name="Source_20_Text">4. Prefer small, safe patches</text:span></text:p>
      <text:p text:style-name="P2"><text:span text:style-name="Source_20_Text">5. Maintain clear expert boundaries</text:span></text:p>
      <text:p text:style-name="P2"/>
      <text:p text:style-name="P2"><text:span text:style-name="Source_20_Text">Large refactors should only occur if explicitly requested.</text:span></text:p>
      <text:p text:style-name="P2"/>
      <text:p text:style-name="P2"><text:span text:style-name="Source_20_Text">---</text:span></text:p>
      <text:p text:style-name="P2"/>
      <text:p text:style-name="P2"><text:span text:style-name="Source_20_Text"># When in Doubt</text:span></text:p>
      <text:p text:style-name="P2"/>
      <text:p text:style-name="P2"><text:span text:style-name="Source_20_Text">If a design decision is unclear:</text:span></text:p>
      <text:p text:style-name="P2"/>
      <text:p text:style-name="P2"><text:span text:style-name="Source_20_Text">1. Check `arch_invariants.md`</text:span></text:p>
      <text:p text:style-name="P2"><text:span text:style-name="Source_20_Text">2. Inspect existing artifact schemas</text:span></text:p>
      <text:p text:style-name="P2"><text:span text:style-name="Source_20_Text">3. Follow established pipeline patterns</text:span></text:p>
      <text:p text:style-name="P2"><text:span text:style-name="Source_20_Text">4. Prefer consistency with existing experts</text:span></text:p>
      <text:p text:style-name="P2"/>
      <text:p text:style-name="P2"><text:span text:style-name="Source_20_Text">Consistency and determinism take priority over novelty.</text:span></text:p>
      <text:p text:style-name="P2"/>
      <text:p text:style-name="P2"><text:span text:style-name="Source_20_Text">---</text:span></text:p>
      <text:p text:style-name="P2"/>
      <text:p text:style-name="P2"><text:span text:style-name="Source_20_Text"># Summary</text:span></text:p>
      <text:p text:style-name="P2"/>
      <text:p text:style-name="P2"><text:span text:style-name="Source_20_Text">MK1 is a **deterministic modular expert system** designed for transparent, inspectable pipelines.</text:span></text:p>
      <text:p text:style-name="P2"/>
      <text:p text:style-name="P2"><text:soft-page-break/><text:span text:style-name="Source_20_Text">Goals:</text:span></text:p>
      <text:p text:style-name="P2"/>
      <text:p text:style-name="P2"><text:span text:style-name="Source_20_Text">- deterministic execution</text:span></text:p>
      <text:p text:style-name="P2"><text:span text:style-name="Source_20_Text">- artifact-first architecture</text:span></text:p>
      <text:p text:style-name="P2"><text:span text:style-name="Source_20_Text">- modular experts</text:span></text:p>
      <text:p text:style-name="P2"><text:span text:style-name="Source_20_Text">- strong observability</text:span></text:p>
      <text:p text:style-name="P2"><text:span text:style-name="Source_20_Text">- evaluation-driven improvement</text:span></text:p>
      <text:p text:style-name="P4"/>
      <text:h text:style-name="P5" text:outline-level="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13T14:54:29.051037803</meta:creation-date>
    <dc:date>2026-03-13T14:58:22.963307150</dc:date>
    <meta:editing-duration>PT1M27S</meta:editing-duration>
    <meta:editing-cycles>3</meta:editing-cycles>
    <meta:generator>LibreOffice/26.2.1.2$Linux_X86_64 LibreOffice_project/620$Build-2</meta:generator>
    <meta:document-statistic meta:table-count="0" meta:image-count="0" meta:object-count="0" meta:page-count="7" meta:paragraph-count="106" meta:word-count="464" meta:character-count="3517" meta:non-whitespace-character-count="3158"/>
  </office:meta>
</office:document-meta>
</file>